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" table:style-name="ta1">
        <table:shapes>
          <draw:frame draw:z-index="0" draw:style-name="gr1" draw:text-style-name="P1" svg:width="15.999cm" svg:height="8.999cm" svg:x="0.54cm" svg:y="3.686cm">
            <draw:object draw:notify-on-update-of-ranges="resultados_E2.A3:resultados_E2.A32 resultados_E2.B2:resultados_E2.B2 resultados_E2.B3:resultados_E2.B32 resultados_E2.C2:resultados_E2.C2 resultados_E2.C3:resultados_E2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row table:style-name="ro1">
          <table:table-cell office:value-type="string" calcext:value-type="string" table:number-columns-spanned="3" table:number-rows-spanned="1">
            <text:p>Matriz: 2400 x 240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lelo_Processos</text:p>
          </table:table-cell>
          <table:table-cell office:value-type="string" calcext:value-type="string">
            <text:p>Paralelo_Threads</text:p>
          </table:table-cell>
        </table:table-row>
        <table:table-row table:style-name="ro1" table:visibility="collapse">
          <table:table-cell office:value-type="string" calcext:value-type="string">
            <text:p>180000 = [n1xm2/32]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180000 = [n1xm2/32]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collapse">
          <table:table-cell office:value-type="string" calcext:value-type="string">
            <text:p>180000 = [n1xm2/32]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collapse">
          <table:table-cell office:value-type="string" calcext:value-type="string">
            <text:p>180000 = [n1xm2/32]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collapse">
          <table:table-cell office:value-type="string" calcext:value-type="string">
            <text:p>180000 = [n1xm2/32]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>
            <text:p>180000 = [n1xm2/32]</text:p>
          </table:table-cell>
          <table:table-cell table:formula="of:=AVERAGE([.B3:.B7])" office:value-type="float" office:value="43.8" calcext:value-type="float">
            <text:p>43,8</text:p>
          </table:table-cell>
          <table:table-cell table:formula="of:=AVERAGE([.C3:.C7])" office:value-type="float" office:value="41" calcext:value-type="float">
            <text:p>41</text:p>
          </table:table-cell>
        </table:table-row>
        <table:table-row table:style-name="ro1" table:visibility="collapse">
          <table:table-cell office:value-type="string" calcext:value-type="string">
            <text:p>360000 = [n1xm2/16]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collapse">
          <table:table-cell office:value-type="string" calcext:value-type="string">
            <text:p>360000 = [n1xm2/16]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360000 = [n1xm2/16]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collapse">
          <table:table-cell office:value-type="string" calcext:value-type="string">
            <text:p>360000 = [n1xm2/16]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360000 = [n1xm2/16]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4" office:value-type="string" calcext:value-type="string">
            <text:p>360000 = [n1xm2/16]</text:p>
          </table:table-cell>
          <table:table-cell table:formula="of:=AVERAGE([.B9:.B13])" office:value-type="float" office:value="41.6" calcext:value-type="float">
            <text:p>41,6</text:p>
          </table:table-cell>
          <table:table-cell table:formula="of:=AVERAGE([.C9:.C13])" office:value-type="float" office:value="39" calcext:value-type="float">
            <text:p>39</text:p>
          </table:table-cell>
        </table:table-row>
        <table:table-row table:style-name="ro1" table:visibility="collapse">
          <table:table-cell office:value-type="string" calcext:value-type="string">
            <text:p>720000 = [n1xm2/8]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collapse">
          <table:table-cell office:value-type="string" calcext:value-type="string">
            <text:p>720000 = [n1xm2/8]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collapse">
          <table:table-cell office:value-type="string" calcext:value-type="string">
            <text:p>720000 = [n1xm2/8]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collapse">
          <table:table-cell office:value-type="string" calcext:value-type="string">
            <text:p>720000 = [n1xm2/8]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collapse">
          <table:table-cell office:value-type="string" calcext:value-type="string">
            <text:p>720000 = [n1xm2/8]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4" office:value-type="string" calcext:value-type="string">
            <text:p>720000 = [n1xm2/8]</text:p>
          </table:table-cell>
          <table:table-cell table:formula="of:=AVERAGE([.B15:.B19])" office:value-type="float" office:value="43.4" calcext:value-type="float">
            <text:p>43,4</text:p>
          </table:table-cell>
          <table:table-cell table:formula="of:=AVERAGE([.C15:.C19])" office:value-type="float" office:value="39.4" calcext:value-type="float">
            <text:p>39,4</text:p>
          </table:table-cell>
        </table:table-row>
        <table:table-row table:style-name="ro1" table:visibility="collapse">
          <table:table-cell office:value-type="string" calcext:value-type="string">
            <text:p>1440000 = [n1xm2/4]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collapse">
          <table:table-cell office:value-type="string" calcext:value-type="string">
            <text:p>1440000 = [n1xm2/4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1440000 = [n1xm2/4]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 table:visibility="collapse">
          <table:table-cell office:value-type="string" calcext:value-type="string">
            <text:p>1440000 = [n1xm2/4]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1440000 = [n1xm2/4]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1440000 = [n1xm2/4]</text:p>
          </table:table-cell>
          <table:table-cell table:formula="of:=AVERAGE([.B21:.B25])" office:value-type="float" office:value="50.2" calcext:value-type="float">
            <text:p>50,2</text:p>
          </table:table-cell>
          <table:table-cell table:formula="of:=AVERAGE([.C21:.C25])"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2880000 = [n1xm2/2]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 table:visibility="collapse">
          <table:table-cell office:value-type="string" calcext:value-type="string">
            <text:p>2880000 = [n1xm2/2]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 table:visibility="collapse">
          <table:table-cell office:value-type="string" calcext:value-type="string">
            <text:p>2880000 = [n1xm2/2]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collapse">
          <table:table-cell office:value-type="string" calcext:value-type="string">
            <text:p>2880000 = [n1xm2/2]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</table:table-row>
        <table:table-row table:style-name="ro1" table:visibility="collapse">
          <table:table-cell office:value-type="string" calcext:value-type="string">
            <text:p>2880000 = [n1xm2/2]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table:style-name="ce4" office:value-type="string" calcext:value-type="string">
            <text:p>2880000 = [n1xm2/2]</text:p>
          </table:table-cell>
          <table:table-cell table:formula="of:=AVERAGE([.B27:.B31])" office:value-type="float" office:value="79.4" calcext:value-type="float">
            <text:p>79,4</text:p>
          </table:table-cell>
          <table:table-cell table:formula="of:=AVERAGE([.C27:.C31])" office:value-type="float" office:value="79.8" calcext:value-type="float">
            <text:p>79,8</text:p>
          </table:table-cell>
        </table:table-row>
      </table:table>
      <table:table table:name="Planilha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0:48:16.310334073</meta:creation-date>
    <dc:date>2022-10-04T21:26:15.330139717</dc:date>
    <meta:editing-duration>PT14M5S</meta:editing-duration>
    <meta:editing-cycles>3</meta:editing-cycles>
    <meta:generator>LibreOffice/7.3.6.2$Linux_X86_64 LibreOffice_project/30$Build-2</meta:generator>
    <meta:document-statistic meta:table-count="2" meta:cell-count="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967cm" svg:y="0.316cm" chart:style-name="ch2">
          <text:p>Matriz Resultado 2400 x 2400</text:p>
        </chart:title>
        <chart:legend chart:legend-position="end" svg:x="12.176cm" svg:y="3.952cm" style:legend-expansion="high" chart:style-name="ch3"/>
        <chart:plot-area chart:style-name="ch4" table:cell-range-address="resultados_E2.A2:resultados_E2.C32" chart:data-source-has-labels="both" svg:x="1.331cm" svg:y="1.275cm" svg:width="10.525cm" svg:height="6.564cm">
          <chart:coordinate-region svg:x="2.871cm" svg:y="1.275cm" svg:width="8.985cm" svg:height="3.733cm"/>
          <chart:axis chart:dimension="x" chart:name="primary-x" chart:style-name="ch5" chartooo:axis-type="auto">
            <chartooo:date-scale/>
            <chart:title svg:x="3.586cm" svg:y="8.019cm" chart:style-name="ch6">
              <text:p>P (quantidade de elementos por arquivo)</text:p>
            </chart:title>
            <chart:categories table:cell-range-address="resultados_E2.A3:resultados_E2.A32"/>
          </chart:axis>
          <chart:axis chart:dimension="y" chart:name="primary-y" chart:style-name="ch7">
            <chart:title svg:x="0.451cm" svg:y="5.977cm" chart:style-name="ch8">
              <text:p>Tempo (segundos)</text:p>
            </chart:title>
            <chart:grid chart:style-name="ch9" chart:class="major"/>
          </chart:axis>
          <chart:series chart:style-name="ch10" chart:values-cell-range-address="resultados_E2.B3:resultados_E2.B32" chart:label-cell-address="resultados_E2.B2:resultados_E2.B2" chart:class="chart:bar">
            <chart:data-point chart:repeated="5"/>
          </chart:series>
          <chart:series chart:style-name="ch11" chart:values-cell-range-address="resultados_E2.C3:resultados_E2.C32" chart:label-cell-address="resultados_E2.C2:resultados_E2.C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elo_Processos</text:p>
                <draw:g>
                  <svg:desc>resultados_E2.B2:resultados_E2.B2</svg:desc>
                </draw:g>
              </table:table-cell>
              <table:table-cell office:value-type="string">
                <text:p>Paralelo_Threads</text:p>
                <draw:g>
                  <svg:desc>resultados_E2.C2:resultados_E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0000 = [n1xm2/32]</text:p>
                <draw:g>
                  <svg:desc>resultados_E2.A3:resultados_E2.A32</svg:desc>
                </draw:g>
              </table:table-cell>
              <table:table-cell office:value-type="float" office:value="43.8">
                <text:p>43.8</text:p>
                <draw:g>
                  <svg:desc>resultados_E2.B3:resultados_E2.B32</svg:desc>
                </draw:g>
              </table:table-cell>
              <table:table-cell office:value-type="float" office:value="41">
                <text:p>41</text:p>
                <draw:g>
                  <svg:desc>resultados_E2.C3:resultados_E2.C32</svg:desc>
                </draw:g>
              </table:table-cell>
            </table:table-row>
            <table:table-row>
              <table:table-cell office:value-type="string">
                <text:p>360000 = [n1xm2/16]</text:p>
              </table:table-cell>
              <table:table-cell office:value-type="float" office:value="41.6">
                <text:p>41.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0000 = [n1xm2/8]</text:p>
              </table:table-cell>
              <table:table-cell office:value-type="float" office:value="43.4">
                <text:p>43.4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440000 = [n1xm2/4]</text:p>
              </table:table-cell>
              <table:table-cell office:value-type="float" office:value="50.2">
                <text:p>50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80000 = [n1xm2/2]</text:p>
              </table:table-cell>
              <table:table-cell office:value-type="float" office:value="79.4">
                <text:p>79.4</text:p>
              </table:table-cell>
              <table:table-cell office:value-type="float" office:value="79.8">
                <text:p>7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